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education"/>Education<text:bookmark-end text:name="education"/></text:h>
      <text:p text:style-name="First_20_paragraph">2009 - 2013: Jerusalem College of Technology Machon Lev - <text:span text:style-name="T1">B.Sc. in Software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<text:bookmark-start text:name="experience"/>Experience<text:bookmark-end text:name="experience"/>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, with permanent on-call responsibility for the core of mission-critical systems</text:p>
        </text:list-item>
        <text:list-item>
          <text:p text:style-name="P1">Developed major parts of new services on modern technologies, including architecture and business logic</text:p>
        </text:list-item>
        <text:list-item>
          <text:p text:style-name="P1">Led the containerization and orchestration of core services, and the modernization of build and CI processes</text:p>
        </text:list-item>
        <text:list-item>
          <text:p text:style-name="P1">Was heavily involved in a massive migration between application server platforms across the clusters’ services</text:p>
        </text:list-item>
        <text:list-item>
          <text:p text:style-name="P1">Investigated and resolved dozens of performance- and reliability-related events</text:p>
        </text:list-item>
        <text:list-item>
          <text:p text:style-name="P1">Completed 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 with embedded circuits and C#.NET</text:p>
        </text:list-item>
        <text:list-item>
          <text:p text:style-name="P2">Matspen unit: SAP ERP BI/BW and full-stack+D3.js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TA in Linear Algebra, C++, WAN and File Management Systems</text:p>
        </text:list-item>
      </text:list>
      <text:h text:style-name="Heading_20_2" text:outline-level="2"><text:bookmark-start text:name="honors-publications-and-certifications"/>Honors, publications and certifications<text:bookmark-end text:name="honors-publications-and-certifications"/></text:h>
      <text:list text:style-name="L4"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  <text:list-item>
          <text:p text:style-name="P4">[Patent] Mirsky Yisroel, Fedidat Benjamin, Hadded Yoram. “A harmonic based encryption and decryption system for waveform signals.” Patent WO2015097312A1, 26 Dec. 2013.</text:p>
        </text:list-item>
        <text:list-item>
          <text:p text:style-name="P4">CCNA (Cisco Certified Network Associate) Certification, grade 893/1000.</text:p>
        </text:list-item>
      </text:list>
      <text:h text:style-name="Heading_20_2" text:outline-level="2"><text:bookmark-start text:name="technology-skills"/>Technology Skills<text:bookmark-end text:name="technology-skills"/></text:h>
      <text:p text:style-name="First_20_paragraph"><text:span text:style-name="T1">Languages</text:span>:</text:p>
      <text:list text:style-name="L5">
        <text:list-item>
          <text:p text:style-name="P5">Professional level: Java w/ Spring Boot, Tomcat, JPA</text:p>
        </text:list-item>
        <text:list-item>
          <text:p text:style-name="P5">Additional experience: PL/SQL, Python, JavaScript/Node/Typescript, Bash, Golang</text:p>
        </text:list-item>
        <text:list-item>
          <text:p text:style-name="P5">Previous experience: C/C++, C#.NET, Kotlin, PHP</text:p>
        </text:list-item>
      </text:list>
      <text:p text:style-name="First_20_paragraph"><text:span text:style-name="T1">Tools</text:span>:</text:p>
      <text:list text:style-name="L6">
        <text:list-item>
          <text:p text:style-name="P6"><text:span text:style-name="T2">IDEs</text:span>: Eclipse, IntelliJ IDEA, Visual Studio, Visual Studio Code</text:p>
        </text:list-item>
        <text:list-item>
          <text:p text:style-name="P6"><text:span text:style-name="T2">Development tools</text:span>: Git, Gradle, Maven, Ivy, Ant, Jenkins CI, Docker, Atlassian Bamboo, Red Hat Openshift, ELK stack</text:p>
        </text:list-item>
        <text:list-item>
          <text:p text:style-name="P6"><text:span text:style-name="T2">Other tools</text:span>: Office programs (Microsoft Excel, Powerpoint, Work, Visio, VBA Macros), MATLAB, Wireshark, JUnit</text:p>
        </text:list-item>
      </text:list>
      <text:p text:style-name="First_20_paragraph"><text:span text:style-name="T1">Skills and knowledge</text:span>: Engineering processes and terminology, web development (client- and server-side), electronics, statistics, embedded systems, network security and management, cryptography, LAN/WANs, TCP-IP protocol stack, cellular networks, experience with Windows and GNU/Linux operating systems, CI/CD, scripting and automation.</text:p>
      <text:h text:style-name="Heading_20_2" text:outline-level="2"><text:bookmark-start text:name="languages"/>Languages<text:bookmark-end text:name="languages"/></text:h>
      <text:p text:style-name="First_20_paragraph">English: fluent (IELTS band 8.5/9)<text:line-break/>Hebrew: fluent<text:line-break/>French: mother tongue (TEF Level C2)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7">
        <text:list-item>
          <text:p text:style-name="P7"><text:span text:style-name="T1">Graduation project</text:span>: a physical-layer and unconditionally secure cryptosystem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7">Project in Windows Systems Programming (C#.NET, WCF, WPF, ASP.NET). Grade: 100.</text:p>
        </text:list-item>
        <text:list-item>
          <text:p text:style-name="P7">Project in File Management Systems (layered architecture, Windows Forms, Managed C++). Grade: 100.</text:p>
        </text:list-item>
        <text:list-item>
          <text:p text:style-name="P7">Project in Java (MVC, JPA/Derby, Swing GUI, Webservices, C# Client, JSP). Grade: 100.</text:p>
        </text:list-item>
        <text:list-item>
          <text:p text:style-name="P7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